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389" officeooo:paragraph-rsid="001bb389"/>
    </style:style>
    <style:style style:name="P2" style:family="paragraph" style:parent-style-name="Standard">
      <style:text-properties officeooo:rsid="001de7ed" officeooo:paragraph-rsid="001de7ed"/>
    </style:style>
    <style:style style:name="P3" style:family="paragraph" style:parent-style-name="Standard">
      <style:text-properties fo:font-weight="bold" officeooo:rsid="001de7ed" officeooo:paragraph-rsid="001de7e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Vipul)</text:p>
      <text:p text:style-name="P2"/>
      <text:p text:style-name="P1">People bornin different ages are different from each other in various aspects. The world is <text:s/>changing at a rapid pace and thus the difference between people born in different times is inevitable. For instance if we talk about India, people born before independent india from those are different from the ones born in the modern india. There is a huge difference between their thinking <text:s/>of the two generations and why not? <text:s/>There is a drastic difference between the whole cultural ,economic, and social environment, and the two have been a part of.</text:p>
      <text:p text:style-name="P1">Generation gap is referred to as the difference of beliefs and ideas between people from the different generations. This is a common phenomenon that has continued for ages.</text:p>
      <text:p text:style-name="P1">The theory of generations gap was introduced in the 1960s by sociologist Karl Mannheim. Around this time it was being observed that the younger generation questioned and went against almost everything their parents believed. The world has actually been quite dull if it had not been for this generation gap. Each generation sets its own trends, introduces its own slangs, influences the development of science and technology to come up with fresh ideas and so on.</text:p>
      <text:p text:style-name="P1"/>
      <text:p text:style-name="P2">Effects of generation gap</text:p>
      <text:p text:style-name="P2">Basically generation gap can be seen in our families and the society itself. Like our ideology and thoughts are different from our parents. As their thought process completely differs from the ones that we use, but still we solve the same problem. Likewise the technology has changed and the approach to public al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08:51:05.900763694</meta:creation-date>
    <dc:date>2018-10-10T12:48:59.746429546</dc:date>
    <meta:editing-duration>PT4M40S</meta:editing-duration>
    <meta:editing-cycles>2</meta:editing-cycles>
    <meta:generator>LibreOffice/6.0.6.2$Linux_X86_64 LibreOffice_project/00m0$Build-2</meta:generator>
    <meta:document-statistic meta:table-count="0" meta:image-count="0" meta:object-count="0" meta:page-count="1" meta:paragraph-count="6" meta:word-count="255" meta:character-count="1542" meta:non-whitespace-character-count="1290"/>
  </office:meta>
</office:document-meta>
</file>